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pitch="fixed"/>
    <style:font-face style:name="DejaVu Sans Mono" svg:font-family="'DejaVu Sans Mono'" style:font-family-generic="modern" style:font-pitch="fixed"/>
    <style:font-face style:name="Candara" svg:font-family="Candara" style:font-pitch="variable"/>
    <style:font-face style:name="Corbel" svg:font-family="Corbel" style:font-pitch="variable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DejaVu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style:font-name="DejaVu Serif"/>
    </style:style>
    <style:style style:name="P3" style:family="paragraph" style:parent-style-name="Standard">
      <style:paragraph-properties fo:line-height="150%"/>
      <style:text-properties style:font-name="DejaVu Serif" fo:language="pl" fo:country="PL"/>
    </style:style>
    <style:style style:name="P4" style:family="paragraph" style:parent-style-name="Standard">
      <style:paragraph-properties fo:line-height="150%"/>
      <style:text-properties style:font-name="DejaVu Serif" fo:language="pl" fo:country="PL" fo:font-weight="bold" style:font-weight-asian="bold" style:font-weight-complex="bold"/>
    </style:style>
    <style:style style:name="P5" style:family="paragraph" style:parent-style-name="Standard">
      <style:paragraph-properties fo:line-height="150%"/>
      <style:text-properties style:font-name="DejaVu Sans Mono" fo:language="pl" fo:country="PL" fo:font-weight="normal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DejaVu Sans Mono" fo:language="pl" fo:country="PL"/>
    </style:style>
    <style:style style:name="P7" style:family="paragraph" style:parent-style-name="Standard">
      <style:paragraph-properties fo:line-height="150%"/>
      <style:text-properties style:font-name="DejaVu Sans Mono" fo:font-size="13pt" fo:language="pl" fo:country="PL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dręcznik użytkownika projektu Hearts: Serwer</text:p>
      <text:p text:style-name="P2"/>
      <text:p text:style-name="P2"/>
      <text:p text:style-name="P3">Serwer znajduje się w pliku Hearts_Server.jar. Jest programem uruchamianym z linii poleceń:</text:p>
      <text:p text:style-name="P7">java -jar Hearts_Server.jar &lt;parametry&gt;</text:p>
      <text:p text:style-name="P3">Jedynym parametrem uruchomieniowym serwera może być jego plik konfiguracyjny. Gdy go nie ma domyślną ściężką pliku konfiguracyjnego jest miejsce z którego serwer jest uruchamiany. Gdy plik konfiguracyjny o podanej ścieżce nie istnieje, jest on tworzony z wartościami domyślnymi (łatwo go potem wyedytować).</text:p>
      <text:p text:style-name="P3"/>
      <text:p text:style-name="P4">Składnia pliku konfiguracyjnego:</text:p>
      <text:p text:style-name="P6">klucz = wartość</text:p>
      <text:p text:style-name="P3"/>
      <text:p text:style-name="P4">Możliwe klucze:</text:p>
      <text:p text:style-name="P3"><text:span text:style-name="T1">host</text:span> – host na których uruchamiany jest serwer</text:p>
      <text:p text:style-name="P3"><text:span text:style-name="T1">port</text:span> – port na którym ucuhamiany jest serwer</text:p>
      <text:p text:style-name="P3"><text:span text:style-name="T1">userList</text:span> – ścieżka do pliku z listą użytkowników</text:p>
      <text:p text:style-name="P3"/>
      <text:p text:style-name="P4">Wartości domyślne:</text:p>
      <text:p text:style-name="P5">host = localhost</text:p>
      <text:p text:style-name="P5">port = 9999</text:p>
      <text:p text:style-name="P5">userList = <text:span text:style-name="T2">plik „userList” w aktualnym katalogu</text:span></text:p>
      <text:p text:style-name="P3"/>
      <text:p text:style-name="P3">Serwer zawiera także listę użytkowników. Rejestracja użytkowników odbywa sie z panelu logowania programu klienta. Plik z użytkownikami znajduje się w miejscu z którego uruchamiamy serwer i nazywa się “userList”.</text:p>
      <text:p text:style-name="P3"/>
      <text:p text:style-name="P4">Składnia pliku z użytkownikami:</text:p>
      <text:p text:style-name="P6">nazwa_użytkownika = hasło</text:p>
      <text:p text:style-name="P3"/>
      <text:p text:style-name="P3">Gdy plik z użytkownikami nie zostanie odnaleziony tworzony jest nowy, pusty.</text:p>
      <text:p text:style-name="P3">Plik z użytkownikami można edytować ale następnie należy uruchomić serwer <text:soft-page-break/>ponownie.</text:p>
      <text:p text:style-name="P3"/>
      <text:p text:style-name="P3">Po uruchomieniu serwera jedyną możliwą interakcją z nim jest możliwość wyłączenia go za pomocą klawiszy CTRL + 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 style:font-pitch="fixed"/>
    <style:font-face style:name="DejaVu Sans Mono" svg:font-family="'DejaVu Sans Mono'" style:font-family-generic="modern" style:font-pitch="fixed"/>
    <style:font-face style:name="Candara" svg:font-family="Candara" style:font-pitch="variable"/>
    <style:font-face style:name="Corbel" svg:font-family="Corbel" style:font-pitch="variable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4T15:47:34</meta:creation-date>
    <dc:date>2010-06-29T10:28:59</dc:date>
    <meta:editing-duration>PT01H32M53S</meta:editing-duration>
    <meta:editing-cycles>6</meta:editing-cycles>
    <meta:generator>OpenOffice.org/3.2$Linux OpenOffice.org_project/320m19$Build-9505</meta:generator>
    <dc:creator>Szymon Witamborski</dc:creator>
    <meta:document-statistic meta:table-count="0" meta:image-count="0" meta:object-count="0" meta:page-count="2" meta:paragraph-count="20" meta:word-count="188" meta:character-count="1313"/>
  </office:meta>
</office:document-meta>
</file>